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1"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2"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3"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5"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3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40"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2"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3"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5"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48"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49" style:family="paragraph" style:parent-style-name="Text_20_body">
      <style:paragraph-properties fo:margin-top="0in" fo:margin-bottom="0in" style:contextual-spacing="false" fo:line-height="150%"/>
    </style:style>
    <style:style style:name="P50" style:family="paragraph" style:parent-style-name="Text_20_body">
      <style:paragraph-properties fo:margin-top="0in" fo:margin-bottom="0in" style:contextual-spacing="false" fo:line-height="150%" style:text-autospace="none"/>
    </style:style>
    <style:style style:name="P51"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52"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53"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54"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55"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5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57"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58"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59"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60"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61"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62" style:family="paragraph" style:parent-style-name="Text_20_body">
      <style:paragraph-properties fo:margin-top="0in" fo:margin-bottom="0in" style:contextual-spacing="false" fo:line-height="150%"/>
      <style:text-properties officeooo:rsid="00347716" officeooo:paragraph-rsid="00347716"/>
    </style:style>
    <style:style style:name="P63" style:family="paragraph" style:parent-style-name="Table_20_Contents">
      <style:paragraph-properties fo:margin-top="0in" fo:margin-bottom="0in" style:contextual-spacing="false" fo:line-height="150%"/>
    </style:style>
    <style:style style:name="P64"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65"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66" style:family="paragraph" style:parent-style-name="Quotations">
      <style:paragraph-properties fo:margin-top="0in" fo:margin-bottom="0in" style:contextual-spacing="false" fo:line-height="150%"/>
    </style:style>
    <style:style style:name="P67" style:family="paragraph" style:parent-style-name="Contents_20_1">
      <style:paragraph-properties>
        <style:tab-stops>
          <style:tab-stop style:position="6.4665in" style:type="right" style:leader-style="dotted" style:leader-text="."/>
        </style:tab-stops>
      </style:paragraph-properties>
    </style:style>
    <style:style style:name="P68" style:family="paragraph" style:parent-style-name="Contents_20_2">
      <style:paragraph-properties>
        <style:tab-stops>
          <style:tab-stop style:position="6.1035in" style:type="right" style:leader-style="dotted" style:leader-text="."/>
        </style:tab-stops>
      </style:paragraph-properties>
    </style:style>
    <style:style style:name="P69"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71"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72"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73"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74"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75"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76"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77" style:family="paragraph" style:parent-style-name="Heading_20_2">
      <style:paragraph-properties fo:margin-top="0in" fo:margin-bottom="0in" style:contextual-spacing="false" fo:line-height="150%"/>
      <style:text-properties fo:color="#ff0000" loext:opacity="100%" style:font-name="Arial2" fo:font-size="12pt" style:font-name-asian="Arial" style:font-size-asian="12pt" style:font-name-complex="Arial" style:font-size-complex="12pt"/>
    </style:style>
    <style:style style:name="P78" style:family="paragraph" style:parent-style-name="Heading_20_2">
      <style:paragraph-properties fo:margin-top="0in" fo:margin-bottom="0in" style:contextual-spacing="false" fo:line-height="150%"/>
    </style:style>
    <style:style style:name="P79" style:family="paragraph" style:parent-style-name="Heading_20_2">
      <style:paragraph-properties fo:margin-top="0in" fo:margin-bottom="0in" style:contextual-spacing="false" fo:line-height="150%" fo:break-before="page"/>
    </style:style>
    <style:style style:name="P80"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81"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8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83"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84"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85"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86" style:family="paragraph" style:parent-style-name="Text_20_body" style:list-style-name="L6">
      <style:paragraph-properties fo:margin-top="0in" fo:margin-bottom="0in" style:contextual-spacing="false" fo:line-height="150%" style:text-autospace="none"/>
    </style:style>
    <style:style style:name="P87" style:family="paragraph" style:parent-style-name="Text_20_body" style:list-style-name="L7">
      <style:paragraph-properties fo:margin-top="0in" fo:margin-bottom="0in" style:contextual-spacing="false" fo:line-height="150%" style:text-autospace="none"/>
    </style:style>
    <style:style style:name="P88" style:family="paragraph" style:parent-style-name="Text_20_body" style:list-style-name="L5">
      <style:paragraph-properties fo:margin-top="0in" fo:margin-bottom="0in" style:contextual-spacing="false" fo:line-height="150%" style:text-autospace="none"/>
    </style:style>
    <style:style style:name="P89" style:family="paragraph" style:parent-style-name="Text_20_body" style:list-style-name="L8">
      <style:paragraph-properties fo:margin-top="0in" fo:margin-bottom="0in" style:contextual-spacing="false" fo:line-height="150%" style:text-autospace="none"/>
    </style:style>
    <style:style style:name="P90" style:family="paragraph" style:parent-style-name="Text_20_body" style:list-style-name="L9">
      <style:paragraph-properties fo:margin-top="0in" fo:margin-bottom="0in" style:contextual-spacing="false" fo:line-height="150%" style:text-autospace="none"/>
    </style:style>
    <style:style style:name="P91" style:family="paragraph" style:parent-style-name="Text_20_body">
      <style:paragraph-properties fo:margin-top="0in" fo:margin-bottom="0in" style:contextual-spacing="false" fo:line-height="150%" style:text-autospace="none"/>
    </style:style>
    <style:style style:name="P92" style:family="paragraph" style:parent-style-name="Text_20_body">
      <style:paragraph-properties fo:margin-top="0in" fo:margin-bottom="0in" style:contextual-spacing="false" fo:line-height="150%" style:text-autospace="none"/>
      <style:text-properties officeooo:paragraph-rsid="00c8564a"/>
    </style:style>
    <style:style style:name="P93" style:family="paragraph" style:parent-style-name="Text_20_body">
      <style:paragraph-properties fo:margin-top="0in" fo:margin-bottom="0in" style:contextual-spacing="false" fo:line-height="150%" style:text-autospace="none"/>
      <style:text-properties officeooo:paragraph-rsid="00cadcf5"/>
    </style:style>
    <style:style style:name="P94" style:family="paragraph" style:parent-style-name="Text_20_body">
      <style:paragraph-properties fo:margin-top="0in" fo:margin-bottom="0in" style:contextual-spacing="false" fo:line-height="150%" style:text-autospace="none"/>
      <style:text-properties officeooo:paragraph-rsid="00ce367f"/>
    </style:style>
    <style:style style:name="P95" style:family="paragraph" style:parent-style-name="Text_20_body">
      <style:paragraph-properties fo:margin-top="0in" fo:margin-bottom="0in" style:contextual-spacing="false" fo:line-height="150%" style:text-autospace="none"/>
      <style:text-properties officeooo:paragraph-rsid="00e13690"/>
    </style:style>
    <style:style style:name="P96"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97"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98"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99"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00"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01"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0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03"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0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05"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06"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07"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08"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fo:color="#ff0000" loext:opacity="100%"/>
    </style:style>
    <style:style style:name="T6" style:family="text">
      <style:text-properties fo:color="#ff0000" loext:opacity="100%" style:font-name-asian="Arial" style:font-name-complex="Arial"/>
    </style:style>
    <style:style style:name="T7"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8"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9"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10" style:family="text">
      <style:text-properties fo:color="#ff0000" loext:opacity="100%" style:font-name="Arial2" fo:font-size="12pt" fo:font-weight="normal" style:font-weight-asian="normal" style:font-weight-complex="normal"/>
    </style:style>
    <style:style style:name="T11" style:family="text">
      <style:text-properties fo:color="#ff0000" loext:opacity="100%" style:font-name="Arial2" fo:font-size="12pt" fo:font-weight="bold" style:font-size-asian="12pt" style:font-weight-asian="bold" style:font-name-complex="Arial2" style:font-size-complex="12pt" style:font-weight-complex="bold"/>
    </style:style>
    <style:style style:name="T12"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13" style:family="text">
      <style:text-properties fo:color="#ff0000" loext:opacity="100%" style:font-name="Arial2" fo:font-size="12pt" style:font-name-asian="Arial" style:font-size-asian="12pt" style:font-name-complex="Arial" style:font-size-complex="12pt"/>
    </style:style>
    <style:style style:name="T14" style:family="text">
      <style:text-properties fo:color="#ff0000" loext:opacity="100%" style:font-name="Arial2" fo:font-size="12pt" officeooo:rsid="000fbf46" style:font-name-asian="Arial" style:font-size-asian="12pt" style:font-name-complex="Arial" style:font-size-complex="12pt"/>
    </style:style>
    <style:style style:name="T15" style:family="text">
      <style:text-properties fo:color="#ff0000" loext:opacity="100%" style:font-name="Arial2" fo:font-size="12pt" officeooo:rsid="0022c458" style:font-name-asian="Arial" style:font-size-asian="12pt" style:font-name-complex="Arial" style:font-size-complex="12pt"/>
    </style:style>
    <style:style style:name="T16" style:family="text">
      <style:text-properties fo:color="#ff0000" loext:opacity="100%" style:font-name="Arial2" fo:font-size="12pt" officeooo:rsid="0025ceed" style:font-name-asian="Arial" style:font-size-asian="12pt" style:font-name-complex="Arial" style:font-size-complex="12pt"/>
    </style:style>
    <style:style style:name="T17" style:family="text">
      <style:text-properties fo:color="#ff0000" loext:opacity="100%" style:font-name="Arial2" fo:font-size="12pt" officeooo:rsid="00299af0" style:font-name-asian="Arial" style:font-size-asian="12pt" style:font-name-complex="Arial" style:font-size-complex="12pt"/>
    </style:style>
    <style:style style:name="T18" style:family="text">
      <style:text-properties fo:color="#ff0000" loext:opacity="100%" style:font-name="Arial2" fo:font-size="12pt" officeooo:rsid="002b8ec7" style:font-name-asian="Arial" style:font-size-asian="12pt" style:font-name-complex="Arial" style:font-size-complex="12pt"/>
    </style:style>
    <style:style style:name="T19" style:family="text">
      <style:text-properties fo:color="#ff0000" loext:opacity="100%" style:font-name="Arial2" fo:font-size="12pt" style:font-size-asian="12pt" style:font-name-complex="Arial2" style:font-size-complex="12pt"/>
    </style:style>
    <style:style style:name="T20" style:family="text">
      <style:text-properties officeooo:rsid="000fbf46"/>
    </style:style>
    <style:style style:name="T21" style:family="text">
      <style:text-properties officeooo:rsid="00347716"/>
    </style:style>
    <style:style style:name="T22" style:family="text">
      <style:text-properties fo:color="#000000" loext:opacity="100%"/>
    </style:style>
    <style:style style:name="T23" style:family="text">
      <style:text-properties fo:color="#000000" loext:opacity="100%" fo:font-weight="bold" style:font-weight-asian="bold" style:font-name-complex="Arial2" style:font-weight-complex="bold"/>
    </style:style>
    <style:style style:name="T24"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25" style:family="text">
      <style:text-properties fo:color="#000000" loext:opacity="100%" style:font-name="Arial2" fo:font-size="12pt" fo:language="es" fo:country="ES" style:font-name-asian="Arial" style:font-size-asian="12pt" style:font-name-complex="Arial" style:font-size-complex="12pt"/>
    </style:style>
    <style:style style:name="T26" style:family="text">
      <style:text-properties fo:color="#000000" loext:opacity="100%" style:font-name="Arial2" fo:font-size="12pt" style:font-name-asian="Arial" style:font-size-asian="12pt" style:font-name-complex="Arial" style:font-size-complex="12pt"/>
    </style:style>
    <style:style style:name="T27" style:family="text">
      <style:text-properties fo:color="#000000" loext:opacity="100%" style:font-name="Arial2" fo:font-size="12pt" officeooo:rsid="000fbf46" style:font-name-asian="Arial" style:font-size-asian="12pt" style:font-name-complex="Arial" style:font-size-complex="12pt"/>
    </style:style>
    <style:style style:name="T28" style:family="text">
      <style:text-properties fo:color="#000000" loext:opacity="100%" style:font-name="Arial2" fo:font-size="12pt" officeooo:rsid="006ae064" style:font-name-asian="Arial" style:font-size-asian="12pt" style:font-name-complex="Arial" style:font-size-complex="12pt"/>
    </style:style>
    <style:style style:name="T29" style:family="text">
      <style:text-properties fo:color="#000000" loext:opacity="100%" style:font-name="Arial2" fo:font-size="12pt" style:font-name-asian="Arial" style:font-size-asian="12pt" style:font-name-complex="Arial2" style:font-size-complex="12pt"/>
    </style:style>
    <style:style style:name="T30"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31"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32"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33"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34"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35"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36"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37"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38"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39"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41"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42"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43"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44"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45"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46"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47"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48"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49"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50"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51"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52"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53"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54"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style:font-size-asian="12pt" style:font-name-complex="Arial2" style:font-size-complex="12pt"/>
    </style:style>
    <style:style style:name="T56" style:family="text">
      <style:text-properties fo:color="#000000" loext:opacity="100%" style:font-name-asian="Arial" style:font-name-complex="Arial"/>
    </style:style>
    <style:style style:name="T57" style:family="text">
      <style:text-properties fo:color="#000000" loext:opacity="100%" officeooo:rsid="003f9cd9" style:font-name-asian="Arial" style:font-name-complex="Arial"/>
    </style:style>
    <style:style style:name="T58" style:family="text">
      <style:text-properties fo:color="#000000" loext:opacity="100%" officeooo:rsid="0044dd0e" style:font-name-asian="Arial" style:font-name-complex="Arial"/>
    </style:style>
    <style:style style:name="T59" style:family="text">
      <style:text-properties fo:color="#000000" loext:opacity="100%" officeooo:rsid="004705e9" style:font-name-asian="Arial" style:font-name-complex="Arial"/>
    </style:style>
    <style:style style:name="T60" style:family="text">
      <style:text-properties fo:color="#000000" loext:opacity="100%" officeooo:rsid="004f5250" style:font-name-asian="Arial" style:font-name-complex="Arial"/>
    </style:style>
    <style:style style:name="T61" style:family="text">
      <style:text-properties fo:color="#000000" loext:opacity="100%" officeooo:rsid="00564cd5" style:font-name-asian="Arial" style:font-name-complex="Arial"/>
    </style:style>
    <style:style style:name="T62" style:family="text">
      <style:text-properties fo:color="#000000" loext:opacity="100%" officeooo:rsid="00575c53" style:font-name-asian="Arial" style:font-name-complex="Arial"/>
    </style:style>
    <style:style style:name="T63" style:family="text">
      <style:text-properties fo:color="#000000" loext:opacity="100%" officeooo:rsid="005865e6" style:font-name-asian="Arial" style:font-name-complex="Arial"/>
    </style:style>
    <style:style style:name="T64" style:family="text">
      <style:text-properties fo:color="#000000" loext:opacity="100%" officeooo:rsid="0058bc57" style:font-name-asian="Arial" style:font-name-complex="Arial"/>
    </style:style>
    <style:style style:name="T65" style:family="text">
      <style:text-properties fo:color="#000000" loext:opacity="100%" officeooo:rsid="005a43e2" style:font-name-asian="Arial" style:font-name-complex="Arial"/>
    </style:style>
    <style:style style:name="T66" style:family="text">
      <style:text-properties fo:color="#000000" loext:opacity="100%" officeooo:rsid="005be26f" style:font-name-asian="Arial" style:font-name-complex="Arial"/>
    </style:style>
    <style:style style:name="T67" style:family="text">
      <style:text-properties fo:color="#000000" loext:opacity="100%" officeooo:rsid="005d0372" style:font-name-asian="Arial" style:font-name-complex="Arial"/>
    </style:style>
    <style:style style:name="T68" style:family="text">
      <style:text-properties fo:color="#000000" loext:opacity="100%" officeooo:rsid="005ee31a" style:font-name-asian="Arial" style:font-name-complex="Arial"/>
    </style:style>
    <style:style style:name="T69" style:family="text">
      <style:text-properties fo:color="#000000" loext:opacity="100%" officeooo:rsid="005ffd39" style:font-name-asian="Arial" style:font-name-complex="Arial"/>
    </style:style>
    <style:style style:name="T70" style:family="text">
      <style:text-properties fo:color="#000000" loext:opacity="100%" officeooo:rsid="00624e53" style:font-name-asian="Arial" style:font-name-complex="Arial"/>
    </style:style>
    <style:style style:name="T71" style:family="text">
      <style:text-properties fo:color="#000000" loext:opacity="100%" officeooo:rsid="006441f6" style:font-name-asian="Arial" style:font-name-complex="Arial"/>
    </style:style>
    <style:style style:name="T72" style:family="text">
      <style:text-properties fo:color="#000000" loext:opacity="100%" officeooo:rsid="00662ce6" style:font-name-asian="Arial" style:font-name-complex="Arial"/>
    </style:style>
    <style:style style:name="T73" style:family="text">
      <style:text-properties fo:color="#000000" loext:opacity="100%" officeooo:rsid="0066da9c" style:font-name-asian="Arial" style:font-name-complex="Arial"/>
    </style:style>
    <style:style style:name="T74" style:family="text">
      <style:text-properties fo:color="#000000" loext:opacity="100%" officeooo:rsid="00681dd6" style:font-name-asian="Arial" style:font-name-complex="Arial"/>
    </style:style>
    <style:style style:name="T75" style:family="text">
      <style:text-properties fo:color="#000000" loext:opacity="100%" officeooo:rsid="006e64fd" style:font-name-asian="Arial" style:font-name-complex="Arial"/>
    </style:style>
    <style:style style:name="T76" style:family="text">
      <style:text-properties fo:color="#000000" loext:opacity="100%" officeooo:rsid="007030fe" style:font-name-asian="Arial" style:font-name-complex="Arial"/>
    </style:style>
    <style:style style:name="T77" style:family="text">
      <style:text-properties fo:color="#000000" loext:opacity="100%" officeooo:rsid="0074aa8e" style:font-name-asian="Arial" style:font-name-complex="Arial"/>
    </style:style>
    <style:style style:name="T78" style:family="text">
      <style:text-properties fo:color="#000000" loext:opacity="100%" officeooo:rsid="0077b5da" style:font-name-asian="Arial" style:font-name-complex="Arial"/>
    </style:style>
    <style:style style:name="T79" style:family="text">
      <style:text-properties fo:color="#000000" loext:opacity="100%" officeooo:rsid="007891bc" style:font-name-asian="Arial" style:font-name-complex="Arial"/>
    </style:style>
    <style:style style:name="T80" style:family="text">
      <style:text-properties fo:color="#000000" loext:opacity="100%" officeooo:rsid="0079be75" style:font-name-asian="Arial" style:font-name-complex="Arial"/>
    </style:style>
    <style:style style:name="T81" style:family="text">
      <style:text-properties fo:color="#000000" loext:opacity="100%" officeooo:rsid="007a6d67" style:font-name-asian="Arial" style:font-name-complex="Arial"/>
    </style:style>
    <style:style style:name="T82" style:family="text">
      <style:text-properties fo:color="#000000" loext:opacity="100%" officeooo:rsid="0084c723" style:font-name-asian="Arial" style:font-name-complex="Arial"/>
    </style:style>
    <style:style style:name="T83" style:family="text">
      <style:text-properties fo:color="#000000" loext:opacity="100%" officeooo:rsid="0086c352" style:font-name-asian="Arial" style:font-name-complex="Arial"/>
    </style:style>
    <style:style style:name="T84" style:family="text">
      <style:text-properties fo:color="#000000" loext:opacity="100%" officeooo:rsid="0087e396" style:font-name-asian="Arial" style:font-name-complex="Arial"/>
    </style:style>
    <style:style style:name="T85" style:family="text">
      <style:text-properties fo:color="#000000" loext:opacity="100%" officeooo:rsid="00aea697" style:font-name-asian="Arial" style:font-name-complex="Arial"/>
    </style:style>
    <style:style style:name="T86" style:family="text">
      <style:text-properties fo:color="#000000" loext:opacity="100%" officeooo:rsid="00b0179a" style:font-name-asian="Arial" style:font-name-complex="Arial"/>
    </style:style>
    <style:style style:name="T87" style:family="text">
      <style:text-properties fo:color="#000000" loext:opacity="100%" officeooo:rsid="00b029ee" style:font-name-asian="Arial" style:font-name-complex="Arial"/>
    </style:style>
    <style:style style:name="T88" style:family="text">
      <style:text-properties fo:color="#000000" loext:opacity="100%" officeooo:rsid="00b0b372" style:font-name-asian="Arial" style:font-name-complex="Arial"/>
    </style:style>
    <style:style style:name="T89" style:family="text">
      <style:text-properties fo:color="#000000" loext:opacity="100%" officeooo:rsid="00b267bc" style:font-name-asian="Arial" style:font-name-complex="Arial"/>
    </style:style>
    <style:style style:name="T90" style:family="text">
      <style:text-properties fo:color="#000000" loext:opacity="100%" officeooo:rsid="00b34143" style:font-name-asian="Arial" style:font-name-complex="Arial"/>
    </style:style>
    <style:style style:name="T91" style:family="text">
      <style:text-properties fo:color="#000000" loext:opacity="100%" officeooo:rsid="00b526f8" style:font-name-asian="Arial" style:font-name-complex="Arial"/>
    </style:style>
    <style:style style:name="T92" style:family="text">
      <style:text-properties fo:color="#000000" loext:opacity="100%" officeooo:rsid="00b702f1" style:font-name-asian="Arial" style:font-name-complex="Arial"/>
    </style:style>
    <style:style style:name="T93" style:family="text">
      <style:text-properties fo:color="#000000" loext:opacity="100%" officeooo:rsid="00b8af22" style:font-name-asian="Arial" style:font-name-complex="Arial"/>
    </style:style>
    <style:style style:name="T94" style:family="text">
      <style:text-properties fo:color="#000000" loext:opacity="100%" officeooo:rsid="00b91d0d" style:font-name-asian="Arial" style:font-name-complex="Arial"/>
    </style:style>
    <style:style style:name="T95" style:family="text">
      <style:text-properties fo:color="#000000" loext:opacity="100%" officeooo:rsid="00bad8e7" style:font-name-asian="Arial" style:font-name-complex="Arial"/>
    </style:style>
    <style:style style:name="T96" style:family="text">
      <style:text-properties fo:color="#000000" loext:opacity="100%" officeooo:rsid="00bb837c" style:font-name-asian="Arial" style:font-name-complex="Arial"/>
    </style:style>
    <style:style style:name="T97" style:family="text">
      <style:text-properties fo:color="#000000" loext:opacity="100%" officeooo:rsid="00bc31a7" style:font-name-asian="Arial" style:font-name-complex="Arial"/>
    </style:style>
    <style:style style:name="T98" style:family="text">
      <style:text-properties fo:color="#000000" loext:opacity="100%" officeooo:rsid="00bf1c31" style:font-name-asian="Arial" style:font-name-complex="Arial"/>
    </style:style>
    <style:style style:name="T99" style:family="text">
      <style:text-properties fo:color="#000000" loext:opacity="100%" officeooo:rsid="006ae064"/>
    </style:style>
    <style:style style:name="T100" style:family="text">
      <style:text-properties fo:font-weight="bold" style:font-weight-asian="bold" style:font-weight-complex="bold"/>
    </style:style>
    <style:style style:name="T101" style:family="text">
      <style:text-properties fo:font-weight="bold" style:font-weight-asian="bold" style:font-name-complex="Arial2" style:font-weight-complex="bold"/>
    </style:style>
    <style:style style:name="T102" style:family="text">
      <style:text-properties fo:font-weight="bold" style:font-name-asian="Arial" style:font-weight-asian="bold" style:font-name-complex="Arial" style:font-weight-complex="bold"/>
    </style:style>
    <style:style style:name="T103" style:family="text">
      <style:text-properties fo:color="#00ff00" loext:opacity="100%" style:font-name="Arial2" fo:font-size="12pt" style:font-size-asian="12pt" style:font-name-complex="Arial2" style:font-size-complex="12pt"/>
    </style:style>
    <style:style style:name="T104" style:family="text">
      <style:text-properties fo:color="#800080" loext:opacity="100%"/>
    </style:style>
    <style:style style:name="T10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06" style:family="text">
      <style:text-properties fo:color="#6b0094" loext:opacity="100%" style:font-name="Arial2" fo:font-size="12pt" style:font-name-asian="Arial" style:font-size-asian="12pt" style:font-name-complex="Arial" style:font-size-complex="12pt"/>
    </style:style>
    <style:style style:name="T10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08" style:family="text">
      <style:text-properties style:font-name-asian="Arial" style:font-name-complex="Arial"/>
    </style:style>
    <style:style style:name="T109" style:family="text">
      <style:text-properties style:use-window-font-color="true" loext:opacity="0%"/>
    </style:style>
    <style:style style:name="T110" style:family="text">
      <style:text-properties officeooo:rsid="0020103c"/>
    </style:style>
    <style:style style:name="T111" style:family="text">
      <style:text-properties officeooo:rsid="0021a89c"/>
    </style:style>
    <style:style style:name="T112" style:family="text">
      <style:text-properties officeooo:rsid="00238f63"/>
    </style:style>
    <style:style style:name="T113" style:family="text">
      <style:text-properties officeooo:rsid="00251b91"/>
    </style:style>
    <style:style style:name="T114" style:family="text">
      <style:text-properties officeooo:rsid="0039e5c3"/>
    </style:style>
    <style:style style:name="T115" style:family="text">
      <style:text-properties officeooo:rsid="003a53a6"/>
    </style:style>
    <style:style style:name="T116" style:family="text">
      <style:text-properties officeooo:rsid="00424771"/>
    </style:style>
    <style:style style:name="T117" style:family="text">
      <style:text-properties officeooo:rsid="00428f3c"/>
    </style:style>
    <style:style style:name="T118" style:family="text">
      <style:text-properties officeooo:rsid="0043aa31"/>
    </style:style>
    <style:style style:name="T119" style:family="text">
      <style:text-properties officeooo:rsid="008202f1"/>
    </style:style>
    <style:style style:name="T120" style:family="text">
      <style:text-properties officeooo:rsid="008a3138"/>
    </style:style>
    <style:style style:name="T121" style:family="text">
      <style:text-properties officeooo:rsid="008c13be"/>
    </style:style>
    <style:style style:name="T122" style:family="text">
      <style:text-properties officeooo:rsid="009155d5"/>
    </style:style>
    <style:style style:name="T123" style:family="text">
      <style:text-properties officeooo:rsid="00960907"/>
    </style:style>
    <style:style style:name="T124" style:family="text">
      <style:text-properties officeooo:rsid="00978a4f"/>
    </style:style>
    <style:style style:name="T125" style:family="text">
      <style:text-properties officeooo:rsid="0098bbcb"/>
    </style:style>
    <style:style style:name="T126" style:family="text">
      <style:text-properties officeooo:rsid="009a8180"/>
    </style:style>
    <style:style style:name="T127" style:family="text">
      <style:text-properties officeooo:rsid="009b7d31"/>
    </style:style>
    <style:style style:name="T128" style:family="text">
      <style:text-properties officeooo:rsid="009be8b7"/>
    </style:style>
    <style:style style:name="T129" style:family="text">
      <style:text-properties officeooo:rsid="009dc554"/>
    </style:style>
    <style:style style:name="T130" style:family="text">
      <style:text-properties officeooo:rsid="009f24b2"/>
    </style:style>
    <style:style style:name="T131" style:family="text">
      <style:text-properties officeooo:rsid="009fab8e"/>
    </style:style>
    <style:style style:name="T132" style:family="text">
      <style:text-properties officeooo:rsid="009fd57f"/>
    </style:style>
    <style:style style:name="T133" style:family="text">
      <style:text-properties officeooo:rsid="00a0e51c"/>
    </style:style>
    <style:style style:name="T134" style:family="text">
      <style:text-properties officeooo:rsid="00a28872"/>
    </style:style>
    <style:style style:name="T135" style:family="text">
      <style:text-properties officeooo:rsid="00a3c652"/>
    </style:style>
    <style:style style:name="T136" style:family="text">
      <style:text-properties officeooo:rsid="00a3ce5c"/>
    </style:style>
    <style:style style:name="T137" style:family="text">
      <style:text-properties officeooo:rsid="00a5bf87"/>
    </style:style>
    <style:style style:name="T138" style:family="text">
      <style:text-properties officeooo:rsid="00a6ff96"/>
    </style:style>
    <style:style style:name="T139" style:family="text">
      <style:text-properties officeooo:rsid="00a841d5"/>
    </style:style>
    <style:style style:name="T140" style:family="text">
      <style:text-properties officeooo:rsid="00a98476"/>
    </style:style>
    <style:style style:name="T141" style:family="text">
      <style:text-properties officeooo:rsid="00c2fb6c"/>
    </style:style>
    <style:style style:name="T142" style:family="text">
      <style:text-properties officeooo:rsid="00c3f0b2"/>
    </style:style>
    <style:style style:name="T143" style:family="text">
      <style:text-properties officeooo:rsid="00c5ec5f"/>
    </style:style>
    <style:style style:name="T144" style:family="text">
      <style:text-properties officeooo:rsid="00c6759a"/>
    </style:style>
    <style:style style:name="T145" style:family="text">
      <style:text-properties officeooo:rsid="00c675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8"/>
      <text:p text:style-name="P8"/>
      <text:p text:style-name="P8"/>
      <text:p text:style-name="P9"/>
      <text:p text:style-name="P8"/>
      <text:p text:style-name="P8"/>
      <text:p text:style-name="P8"/>
      <text:p text:style-name="P30"/>
      <text:p text:style-name="P30">MEMORIA FINAL DE PROYECTO</text:p>
      <text:p text:style-name="P31"/>
      <text:p text:style-name="P32">AULA SQL</text:p>
      <text:p text:style-name="P31"/>
      <text:p text:style-name="P8"/>
      <text:p text:style-name="P8"/>
      <text:p text:style-name="P8"/>
      <text:p text:style-name="P8"><text:tab/><text:tab/><text:tab/><text:tab/></text:p>
      <text:p text:style-name="P11"><text:span text:style-name="Fuente_20_de_20_párrafo_20_predeter."><text:span text:style-name="T11"/></text:span></text:p>
      <text:p text:style-name="P10"><text:span text:style-name="Fuente_20_de_20_párrafo_20_predeter."><text:span text:style-name="T11"/></text:span></text:p>
      <text:p text:style-name="P23"><text:span text:style-name="T101">CICLO FORMATIVO DE GR</text:span><text:span text:style-name="T23">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109">MANUEL PÉREZ ALFONSO</text:span></text:span></text:p>
      <text:p text:style-name="P19"/>
      <text:p text:style-name="P24">COORDINADOR</text:p>
      <text:p text:style-name="P21"><text:span text:style-name="Fuente_20_de_20_párrafo_20_predeter."><text:span text:style-name="T21">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11"/></text:span></text:p>
      <text:p text:style-name="P16"><text:span text:style-name="Fuente_20_de_20_párrafo_20_predeter."><text:span text:style-name="T31"/></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67"><text:a xlink:type="simple" xlink:href="#__RefHeading__2216_364215148" text:style-name="Internet_20_link" text:visited-style-name="Internet_20_link"><text:s/>1 <text:s/>INTRODUCCIÓN<text:tab/>5</text:a></text:p>
          <text:p text:style-name="P67"><text:a xlink:type="simple" xlink:href="#__RefHeading___Toc1404_3098507718" text:style-name="Internet_20_link" text:visited-style-name="Internet_20_link"><text:s/>2 <text:s/>INTRODUCCIÓN EN INGLÉS<text:tab/>6</text:a></text:p>
          <text:p text:style-name="P67"><text:a xlink:type="simple" xlink:href="#__RefHeading__1871_1731204201" text:style-name="Internet_20_link" text:visited-style-name="Internet_20_link"><text:s/>3 <text:s/>ALCANCE DEL PROYECTO<text:tab/>7</text:a></text:p>
          <text:p text:style-name="P67"><text:a xlink:type="simple" xlink:href="#__RefHeading__7973_1731204201" text:style-name="Internet_20_link" text:visited-style-name="Internet_20_link"><text:s/>4 <text:s/>ESTUDIO DE VIABILIDAD<text:tab/>8</text:a></text:p>
          <text:p text:style-name="P68"><text:a xlink:type="simple" xlink:href="#__RefHeading__7975_1731204201" text:style-name="Internet_20_link" text:visited-style-name="Internet_20_link"><text:s/>4.1 <text:s/>Estado actual del sistema<text:tab/>8</text:a></text:p>
          <text:p text:style-name="P68"><text:a xlink:type="simple" xlink:href="#__RefHeading__7977_1731204201" text:style-name="Internet_20_link" text:visited-style-name="Internet_20_link"><text:s/>4.2 <text:s/>Requisitos del cliente<text:tab/>8</text:a></text:p>
          <text:p text:style-name="P68"><text:a xlink:type="simple" xlink:href="#__RefHeading__7979_1731204201" text:style-name="Internet_20_link" text:visited-style-name="Internet_20_link"><text:s/>4.3 <text:s/>Posibles soluciones o alternativas<text:tab/>8</text:a></text:p>
          <text:p text:style-name="P68"><text:a xlink:type="simple" xlink:href="#__RefHeading__7981_1731204201" text:style-name="Internet_20_link" text:visited-style-name="Internet_20_link"><text:s/>4.4 <text:s/>Solución elegida<text:tab/>8</text:a></text:p>
          <text:p text:style-name="P68"><text:a xlink:type="simple" xlink:href="#__RefHeading__7983_1731204201" text:style-name="Internet_20_link" text:visited-style-name="Internet_20_link"><text:s/>4.5 <text:s/>Planificación temporal de las tareas del proyecto [nuevo proyecto]<text:tab/>8</text:a></text:p>
          <text:p text:style-name="P68"><text:a xlink:type="simple" xlink:href="#__RefHeading__944_745116328" text:style-name="Internet_20_link" text:visited-style-name="Internet_20_link"><text:s/>4.6 <text:s/>Planificación de los recursos a utilizar<text:tab/>8</text:a></text:p>
          <text:p text:style-name="P67"><text:a xlink:type="simple" xlink:href="#__RefHeading__864_980353409" text:style-name="Internet_20_link" text:visited-style-name="Internet_20_link"><text:s/>5 <text:s/>ANÁLISIS<text:tab/>9</text:a></text:p>
          <text:p text:style-name="P68"><text:a xlink:type="simple" xlink:href="#__RefHeading__946_745116328" text:style-name="Internet_20_link" text:visited-style-name="Internet_20_link"><text:s/>5.1 <text:s/>Requisitos funcionales<text:tab/>9</text:a></text:p>
          <text:p text:style-name="P68"><text:a xlink:type="simple" xlink:href="#__RefHeading__948_745116328" text:style-name="Internet_20_link" text:visited-style-name="Internet_20_link"><text:s/>5.2 <text:s/>Requisitos no funcionales<text:tab/>9</text:a></text:p>
          <text:p text:style-name="P67"><text:a xlink:type="simple" xlink:href="#__RefHeading__868_980353409" text:style-name="Internet_20_link" text:visited-style-name="Internet_20_link"><text:s/>6 <text:s/>DISEÑO<text:tab/>10</text:a></text:p>
          <text:p text:style-name="P68"><text:a xlink:type="simple" xlink:href="#__RefHeading__950_745116328" text:style-name="Internet_20_link" text:visited-style-name="Internet_20_link"><text:s/>6.1 <text:s/>Estructura de la aplicación<text:tab/>10</text:a></text:p>
          <text:p text:style-name="P68"><text:a xlink:type="simple" xlink:href="#__RefHeading__952_745116328" text:style-name="Internet_20_link" text:visited-style-name="Internet_20_link"><text:s/>6.2 <text:s/>Componentes del sistema<text:tab/>10</text:a></text:p>
          <text:p text:style-name="P68"><text:a xlink:type="simple" xlink:href="#__RefHeading__954_745116328" text:style-name="Internet_20_link" text:visited-style-name="Internet_20_link"><text:s/>6.3 <text:s/>Arquitectura de la red<text:tab/>10</text:a></text:p>
          <text:p text:style-name="P68"><text:a xlink:type="simple" xlink:href="#__RefHeading__956_745116328" text:style-name="Internet_20_link" text:visited-style-name="Internet_20_link"><text:s/>6.4 <text:s/>Herramientas<text:tab/>10</text:a></text:p>
          <text:p text:style-name="P67"><text:a xlink:type="simple" xlink:href="#__RefHeading__870_980353409" text:style-name="Internet_20_link" text:visited-style-name="Internet_20_link"><text:s/>7 <text:s/>IMPLEMENTACIÓN<text:tab/>11</text:a></text:p>
          <text:p text:style-name="P68"><text:a xlink:type="simple" xlink:href="#__RefHeading__966_745116328" text:style-name="Internet_20_link" text:visited-style-name="Internet_20_link"><text:s/>7.1 <text:s/>Entorno de implementación<text:tab/>11</text:a></text:p>
          <text:p text:style-name="P68"><text:a xlink:type="simple" xlink:href="#__RefHeading__968_745116328" text:style-name="Internet_20_link" text:visited-style-name="Internet_20_link"><text:s/>7.2 <text:s/>Tablas creadas<text:tab/>11</text:a></text:p>
          <text:p text:style-name="P68"><text:a xlink:type="simple" xlink:href="#__RefHeading__970_745116328" text:style-name="Internet_20_link" text:visited-style-name="Internet_20_link"><text:s/>7.3 <text:s/>Carga de datos<text:tab/>11</text:a></text:p>
          <text:p text:style-name="P68"><text:a xlink:type="simple" xlink:href="#__RefHeading__972_745116328" text:style-name="Internet_20_link" text:visited-style-name="Internet_20_link"><text:s/>7.4 <text:s/>Ficheros de configuración actualizados<text:tab/>11</text:a></text:p>
          <text:p text:style-name="P68"><text:a xlink:type="simple" xlink:href="#__RefHeading__974_745116328" text:style-name="Internet_20_link" text:visited-style-name="Internet_20_link"><text:s/>7.5 <text:s/>Configuraciones realizadas en el sistema<text:tab/>11</text:a></text:p>
          <text:p text:style-name="P68"><text:a xlink:type="simple" xlink:href="#__RefHeading__976_745116328" text:style-name="Internet_20_link" text:visited-style-name="Internet_20_link"><text:s/>7.6 <text:s/>Implentaciones de código realizadas<text:tab/>11</text:a></text:p>
          <text:p text:style-name="P67"><text:a xlink:type="simple" xlink:href="#__RefHeading__928_1438982970" text:style-name="Internet_20_link" text:visited-style-name="Internet_20_link"><text:s/>8 <text:s/>PRUEBAS<text:tab/>12</text:a></text:p>
          <text:p text:style-name="P68"><text:a xlink:type="simple" xlink:href="#__RefHeading__1050_1902851800" text:style-name="Internet_20_link" text:visited-style-name="Internet_20_link"><text:s/>8.1 <text:s/>Casos de pruebas<text:tab/>12</text:a></text:p>
          <text:p text:style-name="P67"><text:a xlink:type="simple" xlink:href="#__RefHeading__1020_745116328" text:style-name="Internet_20_link" text:visited-style-name="Internet_20_link"><text:s/>9 <text:s/>EXPLOTACIÓN<text:tab/>14</text:a></text:p>
          <text:p text:style-name="P68"><text:a xlink:type="simple" xlink:href="#__RefHeading__1022_745116328" text:style-name="Internet_20_link" text:visited-style-name="Internet_20_link"><text:s/>9.1 <text:s/>Planificación<text:tab/>14</text:a></text:p>
          <text:p text:style-name="P68"><text:a xlink:type="simple" xlink:href="#__RefHeading__1024_745116328" text:style-name="Internet_20_link" text:visited-style-name="Internet_20_link"><text:s/>9.2 <text:s/>Preparación para el cambio<text:tab/>14</text:a></text:p>
          <text:p text:style-name="P68"><text:a xlink:type="simple" xlink:href="#__RefHeading__1026_745116328" text:style-name="Internet_20_link" text:visited-style-name="Internet_20_link"><text:s/>9.3 <text:s/>Plan de formación<text:tab/>14</text:a></text:p>
          <text:p text:style-name="P68"><text:a xlink:type="simple" xlink:href="#__RefHeading__1048_1902851800" text:style-name="Internet_20_link" text:visited-style-name="Internet_20_link"><text:s/>9.4 <text:s/>Implantación propiamente dicha<text:tab/>14</text:a></text:p>
          <text:p text:style-name="P68"><text:a xlink:type="simple" xlink:href="#__RefHeading__1030_745116328" text:style-name="Internet_20_link" text:visited-style-name="Internet_20_link"><text:s/>9.5 <text:s/>Pruebas de implantación<text:tab/>14</text:a></text:p>
          <text:p text:style-name="P67"><text:a xlink:type="simple" xlink:href="#__RefHeading__896_531681260" text:style-name="Internet_20_link" text:visited-style-name="Internet_20_link"><text:s/>10 <text:s/>DEFINICIÓN DE PROCEDIMIENTOS DE CONTROL Y EVALUACIÓN<text:tab/>15</text:a></text:p>
          <text:p text:style-name="P67"><text:a xlink:type="simple" xlink:href="#__RefHeading__4313_478974897" text:style-name="Internet_20_link" text:visited-style-name="Internet_20_link"><text:s/>11 <text:s/>CONCLUSIONES<text:tab/>16</text:a></text:p>
          <text:p text:style-name="P67"><text:a xlink:type="simple" xlink:href="#__RefHeading__4319_478974897" text:style-name="Internet_20_link" text:visited-style-name="Internet_20_link"><text:s/>12 <text:s/>FUENTES<text:tab/>17</text:a></text:p>
          <text:p text:style-name="P67"><text:a xlink:type="simple" xlink:href="#__RefHeading__4321_478974897" text:style-name="Internet_20_link" text:visited-style-name="Internet_20_link"><text:s/>13 <text:s/>ANEXOS<text:tab/>18</text:a></text:p>
          <text:p text:style-name="P68"><text:a xlink:type="simple" xlink:href="#__RefHeading__7110_478974897" text:style-name="Internet_20_link" text:visited-style-name="Internet_20_link"><text:s/>13.1 <text:s/>Guía de estilo<text:tab/>19</text:a></text:p>
        </text:index-body>
      </text:table-of-content>
      <text:p text:style-name="P15"/>
      <text:h text:style-name="P70" text:outline-level="1"><text:bookmark-start text:name="__RefHeading__2216_364215148"/>INTRODUCCIÓN<text:bookmark-end text:name="__RefHeading__2216_364215148"/></text:h>
      <text:p text:style-name="P53"/>
      <text:p text:style-name="P54">Los datos juegan un papel fundamental dentro del mundo del software. Indiferentemente de que una aplicación sea nativa o web va a necesitar trabajar con datos: almacenarlos, compartirlos, modificarlos… Es aquí donde entran en juego las bases de datos.</text:p>
      <text:p text:style-name="P54"/>
      <text:p text:style-name="P54">A día de hoy existen diferentes modelos de bases de datos, aunque a grandes rasgos solemos diferenciar entre las SQL y las NoSQL (Not Only SQL). SQL es tan <text:span text:style-name="T57">relevante </text:span>que sirve como principal diferenciador para la clasificación de modelos de <text:span text:style-name="T64">BBDD</text:span><text:span text:style-name="T114"> </text:span><text:span text:style-name="T115">y, aunque la realidad es </text:span><text:span text:style-name="T119">que </text:span><text:span text:style-name="T65">las </text:span><text:span text:style-name="T115">NoSQL como por ejemplo MongoDB o Firebase son cada vez más utilizadas, las </text:span><text:span text:style-name="T119">BBDD </text:span><text:span text:style-name="T115">relacionales siguen siendo las más extendidas.</text:span></text:p>
      <text:p text:style-name="P54"/>
      <text:p text:style-name="P57">Cualquiera que se proponga estudiar algo relacionado con el desarrollo de software <text:span text:style-name="T116">en algún punto </text:span><text:span text:style-name="T117">de su formación </text:span><text:span text:style-name="T118">se encontrará con </text:span><text:span text:style-name="T58">que tiene que aprender SQL. </text:span><text:span text:style-name="T60">A</text:span><text:span text:style-name="T59">unque no </text:span><text:span text:style-name="T61">necesariamente </text:span><text:span text:style-name="T75">vaya a terminar consultando </text:span><text:span text:style-name="T62">datos directamente desde dentro de </text:span><text:span text:style-name="T63">un SGBD (Sistema Gestor de Bases de Datos) </text:span><text:span text:style-name="T66">y sea a través de </text:span><text:span text:style-name="T67">conexiones </text:span><text:span text:style-name="T68">con </text:span><text:span text:style-name="T69">ORMs (Object-relational mapping), </text:span><text:span text:style-name="T70">el conocimiento de </text:span><text:span text:style-name="T71">este lenguaje de consultas </text:span><text:span text:style-name="T72">supone una gran diferencia entre un desarrollador que </text:span><text:span text:style-name="T73">conozca </text:span><text:span text:style-name="T82">esta</text:span><text:span text:style-name="T74"> tecnología y </text:span><text:span text:style-name="T83">otro</text:span><text:span text:style-name="T74"> que necesite siempre de una capa de abstracción como intermediario.</text:span></text:p>
      <text:p text:style-name="P45"/>
      <text:p text:style-name="P58"><text:span text:style-name="T74">E</text:span><text:span text:style-name="T56">l objetivo de este proyecto es desarrollar una aplicación web que </text:span><text:span text:style-name="T76">sirva para </text:span><text:span text:style-name="T77">aprender SQL mediante ejercicios </text:span><text:span text:style-name="T78">y a la vez sirva como herramienta para docentes, </text:span><text:span text:style-name="T79">pudiendo </text:span><text:span text:style-name="T80">añadir a sus alumnos a </text:span><text:span text:style-name="T81">aulas </text:span><text:span text:style-name="T84">dentro de la aplicación</text:span><text:span text:style-name="T81">.</text:span></text:p>
      <text:p text:style-name="P54"/>
      <text:p text:style-name="P62"><text:span text:style-name="T3">Este documento recoge el trabajo realizado </text:span><text:span text:style-name="T26">para el módulo de Proyecto del CFGS en Desarrollo de Aplicaciones Web, </text:span><text:span text:style-name="T28">con título Aula SQL</text:span><text:span text:style-name="T26">.</text:span></text:p>
      <text:p text:style-name="P52"/>
      <text:h text:style-name="P71" text:outline-level="1"><text:bookmark-start text:name="__RefHeading___Toc1404_3098507718"/>INTRODUCCIÓN <text:span text:style-name="T20">EN INGLÉS</text:span><text:bookmark-end text:name="__RefHeading___Toc1404_3098507718"/></text:h>
      <text:p text:style-name="P56"/>
      <text:p text:style-name="P59">Data play a fundamental role within the software world. In this sense, there is no difference between web and native applications because both kinds need to work with data: store them, search them, modify them… Here is where databases come into play.</text:p>
      <text:p text:style-name="P55"/>
      <text:p text:style-name="P59">Nowadays, <text:span text:style-name="T120">there are different database </text:span><text:span text:style-name="T121">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59"/>
      <text:p text:style-name="P60">Whoever who is getting into software development will find that they <text:span text:style-name="T140">will </text:span>have to study SQL at some point. Even if <text:span text:style-name="T122">they are </text:span>not <text:span text:style-name="T124">necessarilly </text:span><text:span text:style-name="T123">going to </text:span><text:span text:style-name="T125">query data directly </text:span><text:span text:style-name="T126">from a DBMS (Database Management System) </text:span><text:span text:style-name="T127">but from </text:span><text:span text:style-name="T128">a connection with ORMs (Object-relational mappping), </text:span><text:span text:style-name="T129">knowing </text:span><text:span text:style-name="T130">this </text:span><text:span text:style-name="T131">query language </text:span><text:span text:style-name="T132">makes a big difference between a developer </text:span><text:span text:style-name="T133">who </text:span><text:span text:style-name="T134">knows this technology and </text:span><text:span text:style-name="T135">another who </text:span><text:span text:style-name="T137">always </text:span><text:span text:style-name="T136">needs </text:span><text:span text:style-name="T138">an abstraction layer </text:span><text:span text:style-name="T139">as an intermediary.</text:span></text:p>
      <text:p text:style-name="P46"/>
      <text:p text:style-name="P61"><text:span text:style-name="T74">T</text:span><text:span text:style-name="T56">his project’s aim is to develop a web application </text:span><text:span text:style-name="T85">with the purpose of </text:span><text:span text:style-name="T86">ease the learning of SQL </text:span><text:span text:style-name="T87">through exercises </text:span><text:span text:style-name="T88">but also </text:span><text:span text:style-name="T89">be </text:span><text:span text:style-name="T90">a </text:span><text:span text:style-name="T91">useful tool for </text:span><text:span text:style-name="T92">teachers, </text:span><text:span text:style-name="T93">making </text:span><text:span text:style-name="T94">possible </text:span><text:span text:style-name="T95">for them the </text:span><text:span text:style-name="T96">creation of virtual classrooms </text:span><text:span text:style-name="T97">for their students inside the application. //////</text:span><text:span text:style-name="T98">fix this </text:span></text:p>
      <text:p text:style-name="P46"/>
      <text:p text:style-name="P47">This document <text:span text:style-name="T141">collect </text:span><text:span text:style-name="T142">the work </text:span><text:span text:style-name="T143">carried out for the Project Module </text:span><text:span text:style-name="T145">of the Higher Technical Certificate in </text:span><text:span text:style-name="T144">Web Applications Development, </text:span><text:span text:style-name="T145">with the title Aula SQL.</text:span></text:p>
      <text:p text:style-name="P81"/>
      <text:p text:style-name="P55"/>
      <text:p text:style-name="P39">Este documento recoge el trabajo realizado <text:span text:style-name="T22">para el módulo de Proyecto del CFGS en Desarrollo de Aplicaciones Web, </text:span><text:span text:style-name="T99">con título Aula SQL</text:span><text:span text:style-name="T22">.</text:span></text:p>
      <text:p text:style-name="P44"><text:soft-page-break/></text:p>
      <text:h text:style-name="P72" text:outline-level="1"><text:bookmark-start text:name="__RefHeading__1871_1731204201"/>ALCANCE DEL PROYECTO<text:bookmark-end text:name="__RefHeading__1871_1731204201"/></text:h>
      <text:p text:style-name="P50"><text:span text:style-name="T13">Explicar cuál es el propósito del proyecto, qué se pretende conseguir, cuál es el objetivo general del proyecto (p</text:span><text:span text:style-name="Fuente_20_de_20_párrafo_20_predeter."><text:span text:style-name="T7">or ejemplo: <text:s/>Instalar Asterisk y hacer una demostración de sus posibilidades). El objetivo debe ser lo m</text:span></text:span><text:span text:style-name="Fuente_20_de_20_párrafo_20_predeter."><text:span text:style-name="T8">á</text:span></text:span><text:span text:style-name="Fuente_20_de_20_párrafo_20_predeter."><text:span text:style-name="T7">s claro y preciso.</text:span></text:span></text:p>
      <text:p text:style-name="P50"><text:span text:style-name="Fuente_20_de_20_párrafo_20_predeter."><text:span text:style-name="T7"/></text:span></text:p>
      <text:p text:style-name="P92"><text:span text:style-name="Fuente_20_de_20_párrafo_20_predeter."><text:span text:style-name="T32">El propósito </text:span></text:span><text:span text:style-name="Fuente_20_de_20_párrafo_20_predeter."><text:span text:style-name="T34">general </text:span></text:span><text:span text:style-name="Fuente_20_de_20_párrafo_20_predeter."><text:span text:style-name="T32">de este proyecto, </text:span></text:span><text:span text:style-name="Fuente_20_de_20_párrafo_20_predeter."><text:span text:style-name="T34">como ya se ha indicado en la introducción, </text:span></text:span><text:span text:style-name="Fuente_20_de_20_párrafo_20_predeter."><text:span text:style-name="T32">es </text:span></text:span><text:span text:style-name="Fuente_20_de_20_párrafo_20_predeter."><text:span text:style-name="T33">conseguir desarrollar una aplicación </text:span></text:span><text:span text:style-name="Fuente_20_de_20_párrafo_20_predeter."><text:span text:style-name="T34">web cuyo fin sea el de facilitar el aprendizaje de SQL, </text:span></text:span><text:span text:style-name="Fuente_20_de_20_párrafo_20_predeter."><text:span text:style-name="T42">a través de </text:span></text:span><text:span text:style-name="Fuente_20_de_20_párrafo_20_predeter."><text:span text:style-name="T43">ejercicios </text:span></text:span><text:span text:style-name="Fuente_20_de_20_párrafo_20_predeter."><text:span text:style-name="T44">que se realizan dentro de la misma aplicación</text:span></text:span><text:span text:style-name="Fuente_20_de_20_párrafo_20_predeter."><text:span text:style-name="T34">. </text:span></text:span></text:p>
      <text:p text:style-name="P92"><text:span text:style-name="Fuente_20_de_20_párrafo_20_predeter."><text:span text:style-name="T34"/></text:span></text:p>
      <text:p text:style-name="P93"><text:span text:style-name="Fuente_20_de_20_párrafo_20_predeter."><text:span text:style-name="T45">Aula SQL</text:span></text:span><text:span text:style-name="Fuente_20_de_20_párrafo_20_predeter."><text:span text:style-name="T34"> consta</text:span></text:span><text:span text:style-name="Fuente_20_de_20_párrafo_20_predeter."><text:span text:style-name="T36">rá</text:span></text:span><text:span text:style-name="Fuente_20_de_20_párrafo_20_predeter."><text:span text:style-name="T34"> de </text:span></text:span><text:span text:style-name="Fuente_20_de_20_párrafo_20_predeter."><text:span text:style-name="T35">un sistema de registro de usuarios con dos roles diferenciados: </text:span></text:span><text:span text:style-name="Fuente_20_de_20_párrafo_20_predeter."><text:span text:style-name="T37">profesores y alumnos</text:span></text:span><text:span text:style-name="Fuente_20_de_20_párrafo_20_predeter."><text:span text:style-name="T35">. </text:span></text:span></text:p>
      <text:p text:style-name="P93"><text:span text:style-name="Fuente_20_de_20_párrafo_20_predeter."><text:span text:style-name="T35"/></text:span></text:p>
      <text:p text:style-name="P94"><text:span text:style-name="Fuente_20_de_20_párrafo_20_predeter."><text:span text:style-name="T36">Los </text:span></text:span><text:span text:style-name="Fuente_20_de_20_párrafo_20_predeter."><text:span text:style-name="T38">profesores </text:span></text:span><text:span text:style-name="Fuente_20_de_20_párrafo_20_predeter."><text:span text:style-name="T39">podrían </text:span></text:span><text:span text:style-name="Fuente_20_de_20_párrafo_20_predeter."><text:span text:style-name="T40">crear aulas </text:span></text:span><text:span text:style-name="Fuente_20_de_20_párrafo_20_predeter."><text:span text:style-name="T41">virtuales dentro de </text:span></text:span><text:span text:style-name="Fuente_20_de_20_párrafo_20_predeter."><text:span text:style-name="T46">esta </text:span></text:span><text:span text:style-name="Fuente_20_de_20_párrafo_20_predeter."><text:span text:style-name="T45">web </text:span></text:span><text:span text:style-name="Fuente_20_de_20_párrafo_20_predeter."><text:span text:style-name="T41">en las que añadir a sus alumnos,</text:span></text:span><text:span text:style-name="Fuente_20_de_20_párrafo_20_predeter."><text:span text:style-name="T47"> </text:span></text:span><text:span text:style-name="Fuente_20_de_20_párrafo_20_predeter."><text:span text:style-name="T48">para así poder </text:span></text:span><text:span text:style-name="Fuente_20_de_20_párrafo_20_predeter."><text:span text:style-name="T49">llevar un seguimiento de sus resultados. </text:span></text:span></text:p>
      <text:p text:style-name="P94"><text:span text:style-name="Fuente_20_de_20_párrafo_20_predeter."><text:span text:style-name="T49"/></text:span></text:p>
      <text:p text:style-name="P95"><text:span text:style-name="Fuente_20_de_20_párrafo_20_predeter."><text:span text:style-name="T50">Con respecto a los alumnos, la idea es que </text:span></text:span><text:span text:style-name="Fuente_20_de_20_párrafo_20_predeter."><text:span text:style-name="T51">tengan acceso a los ejercicios, que estarán </text:span></text:span><text:span text:style-name="Fuente_20_de_20_párrafo_20_predeter."><text:span text:style-name="T52">separados por unidades, </text:span></text:span><text:span text:style-name="Fuente_20_de_20_párrafo_20_predeter."><text:span text:style-name="T53">y a sus propias estadísticas </text:span></text:span><text:span text:style-name="Fuente_20_de_20_párrafo_20_predeter."><text:span text:style-name="T54">a cerca de sus resultados en la realización de los ejercicios de la plataforma.</text:span></text:span></text:p>
      <text:p text:style-name="P50"><text:span text:style-name="Fuente_20_de_20_párrafo_20_predeter."><text:span text:style-name="T7"/></text:span></text:p>
      <text:p text:style-name="P50"><text:span text:style-name="Fuente_20_de_20_párrafo_20_predeter."><text:span text:style-name="T7"/></text:span></text:p>
      <text:p text:style-name="P33">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3"/>
      <text:p text:style-name="P82">El desarrollo de este proyecto se llevará a cabo en varias fases: estudio de viabilidad, análisis, diseño, implementación y pruebas y ejecución. A continuación se detallan las actividades de cada una de estas fases.</text:p>
      <text:p text:style-name="P82"/>
      <text:p text:style-name="P82"/>
      <text:p text:style-name="P33"/>
      <text:p text:style-name="P33"><text:soft-page-break/></text:p>
      <text:p text:style-name="P33"/>
      <text:p text:style-name="P33"/>
      <text:p text:style-name="P36">Se trata de delimitar lo que cubre el presente proyecto, respecto a la idea general del apartado anterior.</text:p>
      <text:p text:style-name="P48"><text:span text:style-name="Fuente_20_de_20_párrafo_20_predeter."><text:span text:style-name="T10">[Estas actividades/tareas podrán variar en función del tipo de proyecto]</text:span></text:span></text:p>
      <text:p text:style-name="P3"/>
      <text:h text:style-name="P70"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h text:style-name="P76" text:outline-level="2"><text:bookmark-start text:name="__RefHeading__7975_1731204201"/>Estado actual del sistema<text:bookmark-end text:name="__RefHeading__7975_1731204201"/></text:h>
      <text:p text:style-name="P33">Breve descripción de lo que hace el sistema actual<text:span text:style-name="T110">, si existe</text:span>. Por ejemplo: el sistema actual utiliza la red telefónica para realizar llamadas internas dentro de la empresa y todas ellas se tarifican.</text:p>
      <text:h text:style-name="P76" text:outline-level="2"><text:bookmark-start text:name="__RefHeading__7977_1731204201"/>Requisitos del cliente<text:bookmark-end text:name="__RefHeading__7977_1731204201"/></text:h>
      <text:p text:style-name="P33">Qué es lo que quiere el cliente.</text:p>
      <text:h text:style-name="P76" text:outline-level="2"><text:bookmark-start text:name="__RefHeading__7979_1731204201"/>Posibles soluciones<text:span text:style-name="T111"> o alternativas</text:span><text:bookmark-end text:name="__RefHeading__7979_1731204201"/></text:h>
      <text:p text:style-name="P33">Considerar que pueda haber otras herramientas que hagan lo mismo u otras formas de hacer lo mismo, comentarlas.</text:p>
      <text:h text:style-name="P76" text:outline-level="2"><text:bookmark-start text:name="__RefHeading__7981_1731204201"/>Solución elegida<text:bookmark-end text:name="__RefHeading__7981_1731204201"/></text:h>
      <text:p text:style-name="P33">Justificar el porqué de la solución elegida. </text:p>
      <text:p text:style-name="P50"><text:span text:style-name="T13">Explicar</text:span><text:span text:style-name="T15"> el motivo/motivación de este</text:span><text:span text:style-name="T13"> nuevo proyecto, cuyo nombre es [nombre].</text:span></text:p>
      <text:h text:style-name="P76" text:outline-level="2"><text:bookmark-start text:name="__RefHeading__7983_1731204201"/>Planificación temporal de las tareas del proyecto [nuevo proyecto]<text:bookmark-end text:name="__RefHeading__7983_1731204201"/></text:h>
      <text:p text:style-name="P33">Identificar las tareas de todo el proyecto y decir cuánto tiempo llevará hacerlas. Hacer una estimación de cuántas personas se necesitan para llevar a cabo dichas tareas. <text:span text:style-name="T112">Recomendable</text:span> utilizar algún diagrama de Gantt.</text:p>
      <text:h text:style-name="P76" text:outline-level="2"><text:bookmark-start text:name="__RefHeading__944_745116328"/>Planificación de los recursos a utilizar <text:bookmark-end text:name="__RefHeading__944_745116328"/></text:h>
      <text:p text:style-name="P34"><text:span text:style-name="T22">Para solventar los problemas que plantea el proyecto</text:span> [nombre del nuevo proyecto] puede ser necesario contratar personal, formarlo en determinadas metodologías/herramientas, comprar equipos<text:span text:style-name="T113">, contratar servidor/es</text:span>...</text:p>
      <text:h text:style-name="P70" text:outline-level="1"><text:bookmark-start text:name="__RefHeading__864_980353409"/>ANÁLISIS<text:bookmark-end text:name="__RefHeading__864_980353409"/></text:h>
      <text:list xml:id="list1123205940" text:style-name="L1">
        <text:list-header>
          <text:p text:style-name="P96"><text:span text:style-name="T26">En esta fase se establecerán los requisitos del sistema,</text:span><text:span text:style-name="T13"> es decir una vez que el cliente ha aceptado el nuevo proyecto hay que dejar muy claro y por escrito cu</text:span><text:span text:style-name="T16">á</text:span><text:span text:style-name="T13">les son los requisitos que debe cumplir el sistema.</text:span></text:p>
        </text:list-header>
      </text:list>
      <text:h text:style-name="P76" text:outline-level="2"><text:bookmark-start text:name="__RefHeading__946_745116328"/>Requisitos funcionales<text:bookmark-end text:name="__RefHeading__946_745116328"/></text:h>
      <text:list xml:id="list134038586441904" text:continue-numbering="true" text:style-name="L1">
        <text:list-header>
          <text:p text:style-name="P99">Son aquellos que determinan qué tareas tiene que hacer el sistema.</text:p>
        </text:list-header>
      </text:list>
      <text:list xml:id="list790948821" text:style-name="L2">
        <text:list-header>
          <text:p text:style-name="P100">Por ejemplo: en un call center atender a 10 clientes a la vez, dar respuesta satisfactoria en un tiempo menor de 30 minutos, tiempo de espera en llamadas inferior a un minuto...</text:p>
        </text:list-header>
      </text:list>
      <text:h text:style-name="P76" text:outline-level="2"><text:bookmark-start text:name="__RefHeading__948_745116328"/>Requisitos no funcionales<text:bookmark-end text:name="__RefHeading__948_745116328"/></text:h>
      <text:p text:style-name="P33">Son propiedades o cualidades que el sistema debe cumplir.</text:p>
      <text:list xml:id="list134038286412667" text:continue-numbering="true" text:style-name="L2">
        <text:list-header>
          <text:p text:style-name="P97"><text:span text:style-name="T13">Por ejemplo: incremento de </text:span><text:span text:style-name="T17">rendimiento</text:span><text:span text:style-name="T13">, aumento de la fiabilidad, mejora del tiempo de respuesta.</text:span><text:span text:style-name="T17">..</text:span></text:p>
          <text:p text:style-name="P100">Tienen que quedar claras además las restricciones del nuevo sistema (siempre será mejorable).</text:p>
        </text:list-header>
      </text:list>
      <text:list xml:id="list4260638005" text:style-name="L3">
        <text:list-header>
          <text:p text:style-name="P83"/>
        </text:list-header>
      </text:list>
      <text:h text:style-name="P73" text:outline-level="1"/>
      <text:h text:style-name="P70" text:outline-level="1"><text:bookmark-start text:name="__RefHeading__868_980353409"/>DISEÑO<text:bookmark-end text:name="__RefHeading__868_980353409"/></text:h>
      <text:list xml:id="list2700155824" text:style-name="L4">
        <text:list-header>
          <text:p text:style-name="P106">En esta fase se realiza una aproximación al diseño tecnológico de la solución.</text:p>
          <text:p text:style-name="P101">Describir <text:span text:style-name="T10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76" text:outline-level="2"><text:bookmark-start text:name="__RefHeading__950_745116328"/>Estructura de la aplicación<text:bookmark-end text:name="__RefHeading__950_745116328"/></text:h>
      <text:p text:style-name="P41">Si se trata del desarrollo de una aplicación web o multiplataforma.</text:p>
      <text:h text:style-name="P76" text:outline-level="2"><text:bookmark-start text:name="__RefHeading__952_745116328"/>Componentes del sistema<text:bookmark-end text:name="__RefHeading__952_745116328"/></text:h>
      <text:p text:style-name="P41">De la BBDD, <text:s/>el servidor -web-, los clientes, ...</text:p>
      <text:h text:style-name="P77" text:outline-level="2"><text:bookmark-start text:name="__RefHeading__954_745116328"/>Arquitectura de la red<text:bookmark-end text:name="__RefHeading__954_745116328"/></text:h>
      <text:p text:style-name="P29"><text:span text:style-name="T13"><text:tab/></text:span><text:span text:style-name="T18">Si aplica al proyecto: dónde</text:span><text:span text:style-name="T13"> se va a implementar el sistema. Ilustrar mediante imágenes.</text:span></text:p>
      <text:h text:style-name="P76" text:outline-level="2"><text:bookmark-start text:name="__RefHeading__956_745116328"/>Herramientas<text:bookmark-end text:name="__RefHeading__956_745116328"/></text:h>
      <text:p text:style-name="P27"><text:tab/>Asterix, Hibernate, QT4, </text:p>
      <text:h text:style-name="P70" text:outline-level="1"><text:bookmark-start text:name="__RefHeading__870_980353409"/>IMPLEMENTACIÓN<text:bookmark-end text:name="__RefHeading__870_980353409"/></text:h>
      <text:list xml:id="list134038384573076" text:continue-numbering="true" text:style-name="L4">
        <text:list-header>
          <text:p text:style-name="P107"><text:span text:style-name="T22">Partiendo del diseño, en esta fase se construye el sistema.</text:span> </text:p>
          <text:p text:style-name="P101">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01">[Algunas subfases de implementación dependiendo del tipo de proyecto podrían ser las que <text:s/>aparecen en los siguientes puntos]</text:p>
        </text:list-header>
      </text:list>
      <text:h text:style-name="P76" text:outline-level="2"><text:bookmark-start text:name="__RefHeading__966_745116328"/>Entorno de implementación<text:bookmark-end text:name="__RefHeading__966_745116328"/></text:h>
      <text:list xml:id="list134037873162958" text:continue-numbering="true" text:style-name="L4">
        <text:list-header>
          <text:p text:style-name="P102">Explicar dicho entorno</text:p>
        </text:list-header>
      </text:list>
      <text:h text:style-name="P76" text:outline-level="2"><text:bookmark-start text:name="__RefHeading__968_745116328"/>Tablas creadas<text:bookmark-end text:name="__RefHeading__968_745116328"/></text:h>
      <text:h text:style-name="P76" text:outline-level="2"><text:bookmark-start text:name="__RefHeading__970_745116328"/>Carga de datos<text:bookmark-end text:name="__RefHeading__970_745116328"/></text:h>
      <text:h text:style-name="P76" text:outline-level="2"><text:bookmark-start text:name="__RefHeading__972_745116328"/>Ficheros de configuración actualizados<text:bookmark-end text:name="__RefHeading__972_745116328"/></text:h>
      <text:p text:style-name="P40">Por ejemplo en el caso de Asterisk</text:p>
      <text:h text:style-name="P76"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76"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34038212701602" text:continue-numbering="true" text:style-name="L4">
        <text:list-header>
          <text:p text:style-name="P104"/>
        </text:list-header>
      </text:list>
      <text:h text:style-name="P73" text:outline-level="1"/>
      <text:h text:style-name="P70" text:outline-level="1"><text:bookmark-start text:name="__RefHeading__928_1438982970"/>PRUEBAS <text:s text:c="2"/><text:tab/><text:bookmark-end text:name="__RefHeading__928_1438982970"/></text:h>
      <text:p text:style-name="P33">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3">A continuación se detallan algunos de los casos de prueba que se ejecutarán para comprobar la correcta construcción de este proyecto.</text:p>
      <text:h text:style-name="P76" text:outline-level="2"><text:bookmark-start text:name="__RefHeading__1050_1902851800"/>Casos de pruebas<text:bookmark-end text:name="__RefHeading__1050_1902851800"/></text:h>
      <text:p text:style-name="P33">A modo de ejemplo se facilitan los campos de una posible plantilla <text:span text:style-name="T100">para definir casos de pruebas</text:span>, que podrá modificarse como se estime oportuno en función del proyecto y las pruebas que se considere necesario realizar. </text:p>
      <text:list xml:id="list2745651854" text:style-name="L5">
        <text:list-item>
          <text:p text:style-name="P84">Fecha/autor/[ versión a probar]</text:p>
        </text:list-item>
        <text:list-item>
          <text:p text:style-name="P84">Caso de prueba</text:p>
          <text:p text:style-name="P84">Identificador del caso de prueba ( nombre único)</text:p>
        </text:list-item>
        <text:list-item>
          <text:p text:style-name="P84">Descripción </text:p>
          <text:p text:style-name="P84">Breve explicación sobre el objetivo del caso de prueba </text:p>
        </text:list-item>
        <text:list-item>
          <text:p text:style-name="P84">Condiciones de ejecución</text:p>
          <text:p text:style-name="P84">Descripción de las condiciones de ejecución que se deben cumplir antes de iniciar el caso de prueba, por ejemplo, que se haya realizado correctamente el login en el sistema...</text:p>
        </text:list-item>
        <text:list-item>
          <text:p text:style-name="P84">Entrada</text:p>
          <text:p text:style-name="P84">Datos necesarios para poder ejecutar la prueba</text:p>
        </text:list-item>
        <text:list-item>
          <text:p text:style-name="P84">Resultado esperado</text:p>
          <text:p text:style-name="P84">Valor esperado para el correcto funcionamiento del proyecto</text:p>
        </text:list-item>
        <text:list-item>
          <text:p text:style-name="P84">Resultado obtenido</text:p>
          <text:p text:style-name="P84">Valor de salida al ejecutar el caso de prueba</text:p>
        </text:list-item>
        <text:list-item>
          <text:p text:style-name="P84">Evaluación</text:p>
          <text:p text:style-name="P84">Comparación del valor esperado y obtenido para concluir, finalmente, si el aspecto chequeado por el caso de prueba confirma el correcto funcionamiento del proyecto o comunicación a quien corresponda del error.</text:p>
          <text:p text:style-name="P103"><text:soft-page-break/><text:span text:style-name="T108">A modo de ejemplo se facilitan los campos de una posible plantilla </text:span><text:span text:style-name="T102">para reportar los errores</text:span><text:span text:style-name="T108"> detectados en los casos de prueba ejecutados.</text:span></text:p>
        </text:list-item>
        <text:list-item>
          <text:p text:style-name="P84">Fecha/autor/[ versión probada ]</text:p>
        </text:list-item>
        <text:list-item>
          <text:p text:style-name="P84">Caso de prueba</text:p>
        </text:list-item>
        <text:list-item>
          <text:p text:style-name="P84">Evaluación</text:p>
          <text:p text:style-name="P84">Comparación del valor esperado y obtenido para concluir, finalmente, si el aspecto chequeado por el caso de prueba confirma el correcto funcionamiento del proyecto o comunicación a quien corresponda del error.</text:p>
        </text:list-item>
        <text:list-item>
          <text:p text:style-name="P84">Posible causa de error</text:p>
          <text:p text:style-name="P105"><text:tab/><text:span text:style-name="T6">Detallar la posible causa o causas que han podido generar el error detectado.</text:span></text:p>
        </text:list-item>
        <text:list-item>
          <text:p text:style-name="P84">Posible corrección</text:p>
          <text:p text:style-name="P84">Detallar la posible forma de corregir el problema</text:p>
        </text:list-item>
        <text:list-item>
          <text:p text:style-name="P84">Áreas afectadas</text:p>
          <text:p text:style-name="P105"><text:tab/><text:span text:style-name="T6">Detallar qué áreas (módulos, componentes, documentos,...) se verán afectados al <text:tab/>implementar la corrección.</text:span></text:p>
        </text:list-item>
      </text:list>
      <text:h text:style-name="P74" text:outline-level="1"/>
      <text:h text:style-name="P70" text:outline-level="1"><text:bookmark-start text:name="__RefHeading__1020_745116328"/><text:span text:style-name="T22">EXPLOTACIÓN</text:span><text:span text:style-name="T104"> <text:s text:c="2"/></text:span><text:bookmark-end text:name="__RefHeading__1020_745116328"/></text:h>
      <text:p text:style-name="P43">La implantación es la fase más crítica del proyecto ya que el sistema entra en producción, es decir opera en un entorno real, con usuarios reales. </text:p>
      <text:h text:style-name="P76" text:outline-level="2"><text:bookmark-start text:name="__RefHeading__1022_745116328"/>Planificación<text:bookmark-end text:name="__RefHeading__1022_745116328"/></text:h>
      <text:p text:style-name="P33">Planificar cómo se va a llevar a cabo la implantación del proyecto en la empresa. Enumerar las tareas a realizar en función de las necesidades de implementación.</text:p>
      <text:p text:style-name="P42"><text:span text:style-name="T108">Determinar los recursos y la logística necesaria para cada tarea, </text:span>planificado la asignación de recursos materiales y humanos y los tiempos <text:span text:style-name="T108">de ejecución.</text:span></text:p>
      <text:p text:style-name="P33">Identificar los riesgos inherentes a la ejecución.</text:p>
      <text:h text:style-name="P76" text:outline-level="2"><text:bookmark-start text:name="__RefHeading__1024_745116328"/>Preparación para el cambio<text:bookmark-end text:name="__RefHeading__1024_745116328"/></text:h>
      <text:p text:style-name="P37">[Si aplica]</text:p>
      <text:p text:style-name="P33">Considerar las necesidades de permisos y autorizaciones para llevar a las cabo las actividades. </text:p>
      <text:p text:style-name="P35">Tener en cuenta las posibles reticencias al cambio por parte de los usuarios, por lo que conviene determinar <text:s/>claramente los <text:s/>procedimientos <text:s/>de <text:s/>actuación <text:s/>o <text:s/>ejecución <text:s/>de <text:s/>las actividades.</text:p>
      <text:h text:style-name="P76" text:outline-level="2"><text:bookmark-start text:name="__RefHeading__1026_745116328"/>Plan de formación<text:bookmark-end text:name="__RefHeading__1026_745116328"/></text:h>
      <text:p text:style-name="P37">[Si aplica]</text:p>
      <text:p text:style-name="P33">Definir y elaborar la documentación necesaria para la formación de los usuarios del sistema. [Se puede incluir como anexo].</text:p>
      <text:h text:style-name="P76" text:outline-level="2"><text:bookmark-start text:name="__RefHeading__1048_1902851800"/>Implantación propiamente dicha<text:bookmark-end text:name="__RefHeading__1048_1902851800"/></text:h>
      <text:p text:style-name="P37">[Si aplica]</text:p>
      <text:p text:style-name="P33">Demostrar de alguna forma que el sistema está implantado, que está en producción.</text:p>
      <text:h text:style-name="P76" text:outline-level="2"><text:bookmark-start text:name="__RefHeading__1030_745116328"/>Pruebas de implantación<text:bookmark-end text:name="__RefHeading__1030_745116328"/></text:h>
      <text:p text:style-name="P38">[Si aplica]</text:p>
      <text:p text:style-name="P33">Realización de las pruebas del sistema ya implantado en el cliente.</text:p>
      <text:p text:style-name="P33"/>
      <text:p text:style-name="P51"/>
      <text:h text:style-name="P75"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28"><text:span text:style-name="Fuente_20_de_20_párrafo_20_predeter."><text:span text:style-name="T26"><text:tab/>A lo largo del ciclo de vida del proyecto se producirán cambios e incidencias que deberán <text:s/>controlarse y registrarse. </text:span></text:span></text:p>
      <text:list xml:id="list1768295718" text:style-name="L6">
        <text:list-item>
          <text:p text:style-name="P86"><text:span text:style-name="Fuente_20_de_20_párrafo_20_predeter."><text:span text:style-name="T26">Se requiere el uso de herramientas específicas que permitan <text:s/>hacer un seguimiento para evaluar las </text:span></text:span><text:span text:style-name="Fuente_20_de_20_párrafo_20_predeter."><text:span text:style-name="T30">incidencias</text:span></text:span><text:span text:style-name="Fuente_20_de_20_párrafo_20_predeter."><text:span text:style-name="T26"> que puedan presentarse durante la realización de las actividades, su posible solución y registro. </text:span></text:span><text:span text:style-name="Fuente_20_de_20_párrafo_20_predeter."><text:span text:style-name="T13">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86"><text:span text:style-name="Fuente_20_de_20_párrafo_20_predeter."><text:span text:style-name="T26">Se requiere además el uso de herramientas específicas (control de versiones) que permitan hacer un seguimiento de los posibles </text:span></text:span><text:span text:style-name="Fuente_20_de_20_párrafo_20_predeter."><text:span text:style-name="T30">cambios</text:span></text:span><text:span text:style-name="Fuente_20_de_20_párrafo_20_predeter."><text:span text:style-name="T26"> </text:span></text:span><text:span text:style-name="Fuente_20_de_20_párrafo_20_predeter."><text:span text:style-name="T31">en los recursos y en las actividades, incluyendo el sistema de registro de los mismos. </text:span></text:span><text:span text:style-name="Fuente_20_de_20_párrafo_20_predeter."><text:span text:style-name="T7">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28"><text:span text:style-name="Fuente_20_de_20_párrafo_20_predeter."><text:span text:style-name="T106"><text:tab/></text:span></text:span><text:span text:style-name="Fuente_20_de_20_párrafo_20_predeter."><text:span text:style-name="T26">Esta memoria final de proyecto sirve como documentación para la evaluación de las actividades y del proyecto.</text:span></text:span></text:p>
      <text:p text:style-name="P28"><text:span text:style-name="Fuente_20_de_20_párrafo_20_predeter."><text:span text:style-name="T26"/></text:span></text:p>
      <text:p text:style-name="P28"><text:span text:style-name="Fuente_20_de_20_párrafo_20_predeter."><text:span text:style-name="T106"/></text:span></text:p>
      <text:p text:style-name="P28"><text:span text:style-name="Fuente_20_de_20_párrafo_20_predeter."><text:span text:style-name="T105"/></text:span></text:p>
      <text:list xml:id="list136292824" text:style-name="L7">
        <text:list-header>
          <text:p text:style-name="P87"><text:span text:style-name="Fuente_20_de_20_párrafo_20_predeter."><text:span text:style-name="T107"/></text:span></text:p>
        </text:list-header>
      </text:list>
      <text:list xml:id="list134038521525822" text:continue-list="list2745651854" text:style-name="L5">
        <text:list-header>
          <text:p text:style-name="P88"><text:span text:style-name="Fuente_20_de_20_párrafo_20_predeter."><text:span text:style-name="T12"/></text:span></text:p>
        </text:list-header>
      </text:list>
      <text:h text:style-name="P75" text:outline-level="1"><text:bookmark-start text:name="__RefHeading__4313_478974897"/><text:span text:style-name="Fuente_20_de_20_párrafo_20_predeter."><text:span text:style-name="T4">CONCLUSIONES</text:span></text:span><text:bookmark-end text:name="__RefHeading__4313_478974897"/></text:h>
      <text:p text:style-name="P50"><text:span text:style-name="Fuente_20_de_20_párrafo_20_predeter."><text:span text:style-name="T13">Breve resumen sobre el trabajo realizado, y si se han cumplido o no los objetivos.</text:span></text:span></text:p>
      <text:p text:style-name="P50"><text:span text:style-name="Fuente_20_de_20_párrafo_20_predeter."><text:span text:style-name="T13">Incluir valoración personal,....</text:span></text:span></text:p>
      <text:p text:style-name="P50"><text:span text:style-name="Fuente_20_de_20_párrafo_20_predeter."><text:span text:style-name="T29"/></text:span></text:p>
      <text:list xml:id="list596403413" text:style-name="L8">
        <text:list-header>
          <text:p text:style-name="P89"><text:span text:style-name="Fuente_20_de_20_párrafo_20_predeter."><text:span text:style-name="T55"/></text:span></text:p>
        </text:list-header>
      </text:list>
      <text:p text:style-name="P4"><text:span text:style-name="Fuente_20_de_20_párrafo_20_predeter."><text:span text:style-name="T103"/></text:span></text:p>
      <text:h text:style-name="P75" text:outline-level="1"><text:bookmark-start text:name="__RefHeading__4319_478974897"/><text:span text:style-name="Fuente_20_de_20_párrafo_20_predeter."><text:span text:style-name="T55">FUENTES</text:span></text:span><text:bookmark-end text:name="__RefHeading__4319_478974897"/></text:h>
      <text:p text:style-name="P28"><text:span text:style-name="Fuente_20_de_20_párrafo_20_predeter."><text:span text:style-name="T106"><text:tab/>Legislación:</text:span></text:span></text:p>
      <text:p text:style-name="P28"><text:span text:style-name="Fuente_20_de_20_párrafo_20_predeter."><text:span text:style-name="T106"><text:tab/>ASIR</text:span></text:span></text:p>
      <table:table table:name="Tabla1" table:style-name="Tabla1">
        <table:table-column table:style-name="Tabla1.A"/>
        <table:table-row table:style-name="TableLine93996109110960">
          <table:table-cell table:style-name="Tabla1.A1" office:value-type="string">
            <text:p text:style-name="P63"><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64">http://www.madrid.org/fp/ense_fp/catalogo_LOE/pdf/IFCS01/titulo/RD20091629_TS_Admon_Sistemas_Informaticos_en_Red.pdf</text:p>
            <text:p text:style-name="P49"><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65">http://www.madrid.org/fp/ense_fp/catalogo_LOE/pdf/IFCS01/curriculo/D20100012_Administracion_SistemasInformaticos.pdf</text:p>
          </table:table-cell>
        </table:table-row>
      </table:table>
      <text:p text:style-name="P28"><text:span text:style-name="Fuente_20_de_20_párrafo_20_predeter."><text:span text:style-name="T106"><text:tab/>DAM</text:span></text:span></text:p>
      <table:table table:name="Tabla2" table:style-name="Tabla2">
        <table:table-column table:style-name="Tabla2.A"/>
        <table:table-row table:style-name="TableLine93996109141824">
          <table:table-cell table:style-name="Tabla2.A1" office:value-type="string">
            <text:p text:style-name="P63"><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66"><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63"><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66"><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28"><text:span text:style-name="Fuente_20_de_20_párrafo_20_predeter."><text:span text:style-name="T106"><text:tab/>DAW</text:span></text:span></text:p>
      <table:table table:name="Tabla5" table:style-name="Tabla5">
        <table:table-column table:style-name="Tabla5.A"/>
        <table:table-row table:style-name="TableLine93996107840144">
          <table:table-cell table:style-name="Tabla5.A1" office:value-type="string">
            <text:p text:style-name="P63"><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66"><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63"><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66"><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28"><text:span text:style-name="Fuente_20_de_20_párrafo_20_predeter."><text:span text:style-name="T106"><text:tab/>Definición de procedimientos de control y evaluación: </text:span></text:span></text:p>
      <text:list xml:id="list2904835454" text:style-name="L9">
        <text:list-item>
          <text:p text:style-name="P90"><text:a xlink:type="simple" xlink:href="http://www.xperta.es/es/descripcion.asp" text:style-name="Internet_20_link" text:visited-style-name="Visited_20_Internet_20_Link"><text:span text:style-name="Fuente_20_de_20_párrafo_20_predeter."><text:span text:style-name="T106">http://www.xperta.es/es/descripcion.asp</text:span></text:span></text:a></text:p>
        </text:list-item>
        <text:list-item>
          <text:p text:style-name="P90"><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90"><text:a xlink:type="simple" xlink:href="http://churriwifi.wordpress.com/2010/04/10/gestion-de-incidencias/" text:style-name="Internet_20_link" text:visited-style-name="Visited_20_Internet_20_Link"><text:span text:style-name="Fuente_20_de_20_párrafo_20_predeter."><text:span text:style-name="T106">http://churriwifi.wordpress.com/2010/04/10/gestion-de-incidencias/</text:span></text:span></text:a></text:p>
        </text:list-item>
        <text:list-item>
          <text:p text:style-name="P90"><text:a xlink:type="simple" xlink:href="http://es.wikipedia.org/wiki/Control_de_versiones" text:style-name="Internet_20_link" text:visited-style-name="Visited_20_Internet_20_Link"><text:span text:style-name="Fuente_20_de_20_párrafo_20_predeter."><text:span text:style-name="T107">http://es.wikipedia.org/wiki/Control_de_versiones</text:span></text:span></text:a></text:p>
        </text:list-item>
      </text:list>
      <text:list xml:id="list134037802697407" text:continue-list="list136292824" text:style-name="L7">
        <text:list-header>
          <text:p text:style-name="P87"><text:span text:style-name="Fuente_20_de_20_párrafo_20_predeter."><text:span text:style-name="T9">Incluir las páginas web y bibliografía consultada.</text:span></text:span></text:p>
        </text:list-header>
      </text:list>
      <text:h text:style-name="P75" text:outline-level="1"><text:bookmark-start text:name="__RefHeading__4321_478974897"/><text:span text:style-name="Fuente_20_de_20_párrafo_20_predeter."><text:span text:style-name="T55">ANEXOS</text:span></text:span><text:bookmark-end text:name="__RefHeading__4321_478974897"/></text:h>
      <text:list xml:id="list3675338880" text:style-name="L10">
        <text:list-header>
          <text:p text:style-name="P98"><text:span text:style-name="Fuente_20_de_20_párrafo_20_predeter."><text:span text:style-name="T13">Cualquier añadido se incluirá en este apartado. Por ejemplo, un manual de usuario, </text:span></text:span><text:span text:style-name="Fuente_20_de_20_párrafo_20_predeter."><text:span text:style-name="T14">estructura de la base de datos, ejemplos de código...</text:span></text:span><text:span text:style-name="Fuente_20_de_20_párrafo_20_predeter."><text:span text:style-name="T13"> </text:span></text:span></text:p>
          <text:p text:style-name="P98"><text:span text:style-name="Fuente_20_de_20_párrafo_20_predeter."><text:span text:style-name="T13">En el siguiente anexo se incluyen las pautas a seguir a la hora de elaborar la documentación del proyecto.</text:span></text:span></text:p>
          <text:p text:style-name="P108"><text:span text:style-name="Fuente_20_de_20_párrafo_20_predeter."><text:span text:style-name="T55"/></text:span></text:p>
        </text:list-header>
      </text:list>
      <text:h text:style-name="P78" text:outline-level="2" text:is-list-header="true"><text:span text:style-name="Fuente_20_de_20_párrafo_20_predeter."><text:span text:style-name="T55"/></text:span></text:h>
      <text:h text:style-name="P79" text:outline-level="2"><text:bookmark-start text:name="__RefHeading__7110_478974897"/><text:span text:style-name="Fuente_20_de_20_párrafo_20_predeter."><text:span text:style-name="T55">Guía de estilo</text:span></text:span><text:bookmark-end text:name="__RefHeading__7110_478974897"/></text:h>
      <text:list xml:id="list134039801886577" text:continue-numbering="true" text:style-name="L10">
        <text:list-header>
          <text:p text:style-name="P98"><text:span text:style-name="Fuente_20_de_20_párrafo_20_predeter."><text:span text:style-name="T26">Obviamente, este anexo deberá ser eliminado del documento final a entregar.</text:span></text:span></text:p>
          <text:p text:style-name="P98"><text:span text:style-name="Fuente_20_de_20_párrafo_20_predeter."><text:span text:style-name="T30">Título del proyecto</text:span></text:span></text:p>
          <text:p text:style-name="P98"><text:span text:style-name="Fuente_20_de_20_párrafo_20_predeter."><text:span text:style-name="T24">Elegir un nombre llamativo y relacionado con la temática que va a tratar.</text:span></text:span></text:p>
          <text:p text:style-name="P98"><text:span text:style-name="Fuente_20_de_20_párrafo_20_predeter."><text:span text:style-name="T30">Figuras y tablas</text:span></text:span></text:p>
          <text:p text:style-name="P98"><text:span text:style-name="Fuente_20_de_20_párrafo_20_predeter."><text:span text:style-name="T26">Cualquier figura, tabla... incluida en el documento deberá tener un título a pie de página..</text:span></text:span></text:p>
          <text:p text:style-name="P98"><text:span text:style-name="Fuente_20_de_20_párrafo_20_predeter."><text:span text:style-name="T26">Incluir tablas, gráfico, mapas conceptuales...que ayuden a leer y comprender el documento.</text:span></text:span></text:p>
          <text:p text:style-name="P98"><text:span text:style-name="Fuente_20_de_20_párrafo_20_predeter."><text:span text:style-name="T30">Índices</text:span></text:span></text:p>
          <text:p text:style-name="P98"><text:span text:style-name="Fuente_20_de_20_párrafo_20_predeter."><text:span text:style-name="T26">Ya incluido en la plantilla. Se puede añadir a continuación un índice de figuras, si se desea.</text:span></text:span></text:p>
          <text:p text:style-name="P98"><text:span text:style-name="Fuente_20_de_20_párrafo_20_predeter."><text:span text:style-name="T30">Redacción</text:span></text:span></text:p>
          <text:p text:style-name="P98"><text:span text:style-name="Fuente_20_de_20_párrafo_20_predeter."><text:span text:style-name="T26">Se evitarán las mayúsculas, salvo en los títulos y poco más.</text:span></text:span></text:p>
          <text:p text:style-name="P98"><text:span text:style-name="Fuente_20_de_20_párrafo_20_predeter."><text:span text:style-name="T25">No se emplearán formas personales (instalamos, seleccionamos...) en su lugar se utilizarán formas impersonales ( instalar, se instalará, seleccionar, se selecciona,...).</text:span></text:span></text:p>
          <text:p text:style-name="P98"><text:span text:style-name="Fuente_20_de_20_párrafo_20_predeter."><text:span text:style-name="T25">Se evitará la voz pasiva (casi siempre traducción literal del inglés). En vez de: es desarrollado para cumplir... mejor: se desarrolla para cumplir...</text:span></text:span></text:p>
          <text:p text:style-name="P98"><text:span text:style-name="Fuente_20_de_20_párrafo_20_predeter."><text:span text:style-name="T25">Se evitarán los párrafos largos.</text:span></text:span></text:p>
          <text:p text:style-name="P98"><text:span text:style-name="Fuente_20_de_20_párrafo_20_predeter."><text:span text:style-name="T25">Se utilizarán las viñetas para facilitar la lectura del documento.</text:span></text:span></text:p>
          <text:p text:style-name="P98"><text:span text:style-name="Fuente_20_de_20_párrafo_20_predeter."><text:span text:style-name="T30">Formato</text:span></text:span></text:p>
          <text:p text:style-name="P98"><text:span text:style-name="Fuente_20_de_20_párrafo_20_predeter."><text:span text:style-name="T26">El documento se generará en formato pdf </text:span></text:span><text:span text:style-name="Fuente_20_de_20_párrafo_20_predeter."><text:span text:style-name="T27">y se entregará al menos una copia en formato papel. Se recomienda 3 copias en el momento de la defensa.</text:span></text:span></text:p>
        </text:list-header>
      </text:list>
      <text:p text:style-name="P6"><text:span text:style-name="Fuente_20_de_20_párrafo_20_predeter."><text:span text:style-name="T26">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26">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26">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26">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26">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26"/></text:span></text:p>
      <text:list xml:id="list134039207655516" text:continue-numbering="true" text:style-name="L10">
        <text:list-header>
          <text:p text:style-name="P98"><text:span text:style-name="Fuente_20_de_20_párrafo_20_predeter."><text:span text:style-name="T30">Entrega</text:span></text:span></text:p>
          <text:p text:style-name="P98"><text:span text:style-name="Fuente_20_de_20_párrafo_20_predeter."><text:span text:style-name="T26">Todo el material del módulo Proyecto (documentos, ficheros fuentes, herramientas...) se entregará en formato electrónico, en una <text:s/>carpeta comprimida: </text:span></text:span></text:p>
        </text:list-header>
      </text:list>
      <text:p text:style-name="P49"><text:span text:style-name="Fuente_20_de_20_párrafo_20_predeter."><text:span text:style-name="T55"><text:s/><text:tab/><text:tab/><text:tab/></text:span></text:span><text:span text:style-name="Fuente_20_de_20_párrafo_20_predeter."><text:span text:style-name="T19">CICLO-CURSO-TITULO DEL PROYECTO</text:span></text:span></text:p>
      <text:p text:style-name="P5"><text:span text:style-name="Fuente_20_de_20_párrafo_20_predeter."><text:span text:style-name="T26"/></text:span></text:p>
      <text:p text:style-name="P49"><text:span text:style-name="Fuente_20_de_20_párrafo_20_predeter."><text:span text:style-name="T26"><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3996110096464">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3996110100192">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2</text:page-number><text:s/>de <text:page-count>22</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4-10T13:40:37.614526880</dc:date>
    <meta:editing-cycles>325</meta:editing-cycles>
    <meta:editing-duration>P2DT13H45M35S</meta:editing-duration>
    <meta:document-statistic meta:table-count="5" meta:image-count="0" meta:object-count="0" meta:page-count="22" meta:paragraph-count="242" meta:word-count="3055" meta:character-count="19738" meta:non-whitespace-character-count="16758"/>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